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31">
            <text:p>10031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31">
            <text:p>110031</text:p>
          </table:table-cell>
          <table:table-cell office:value-type="float" office:value="115000">
            <text:p>115000</text:p>
          </table:table-cell>
          <table:table-cell office:value-type="float" office:value="120031">
            <text:p>120031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31">
            <text:p>170031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31">
            <text:p>205031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31">
            <text:p>240031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16">
            <text:p>260016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31">
            <text:p>280031</text:p>
          </table:table-cell>
          <table:table-cell office:value-type="float" office:value="285000">
            <text:p>285000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8" office:value-type="float" office:value="1207.60600176364">
            <text:p>1207,61</text:p>
          </table:table-cell>
          <table:table-cell table:number-columns-repeated="41" office:value-type="float" office:value="1126.08015526144">
            <text:p>1126,0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50.95244741466">
            <text:p>1150,95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433.39864761849">
            <text:p>1433,4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>
            <draw:frame table:end-cell-address="Sheet1.G28" table:end-x="2.617cm" table:end-y="0.161cm" draw:z-index="0" svg:width="16.293cm" svg:height="8.463cm" svg:x="1.239cm" svg:y="0.277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33:23</meta:creation-date>
    <dc:creator>Hugo Meyer</dc:creator>
    <dc:date>2007-12-26T18:34:40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6999998092651pt" style:font-family-asian="'Arial Unicode MS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0.8999996185303pt" style:font-family-asian="'Arial Unicode MS'" style:font-pitch-asian="variable" style:font-size-asian="10.8999996185303pt" style:font-family-complex="Tahoma" style:font-pitch-complex="variable" style:font-size-complex="10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6.294cm" svg:height="8.464cm" chart:class="chart:scatter" chart:style-name="ch1">
        <chart:title svg:x="6.076cm" svg:y="0.168cm" chart:style-name="ch2">
          <text:p>Tiempo vs Costo</text:p>
        </chart:title>
        <chart:legend chart:legend-position="end" svg:x="14.811cm" svg:y="4cm" chart:style-name="ch3"/>
        <chart:plot-area chart:style-name="ch4" table:cell-range-address="Sheet1.$A$1:.$BH$2" chart:data-source-has-labels="column" chart:table-number-list="0" svg:x="0.324cm" svg:y="1.123cm" svg:width="13.84cm" svg:height="7.173cm">
          <chart:axis chart:dimension="x" chart:name="primary-x" chart:style-name="ch5">
            <chart:title svg:x="7.159cm" svg:y="7.869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24cm" svg:y="4.603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31">
                <text:p>5031</text:p>
              </table:table-cell>
              <table:table-cell office:value-type="float" office:value="10031">
                <text:p>10031</text:p>
              </table:table-cell>
              <table:table-cell office:value-type="float" office:value="15031">
                <text:p>15031</text:p>
              </table:table-cell>
              <table:table-cell office:value-type="float" office:value="20031">
                <text:p>20031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16">
                <text:p>50016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16">
                <text:p>80016</text:p>
              </table:table-cell>
              <table:table-cell office:value-type="float" office:value="85031">
                <text:p>85031</text:p>
              </table:table-cell>
              <table:table-cell office:value-type="float" office:value="90000">
                <text:p>90000</text:p>
              </table:table-cell>
              <table:table-cell office:value-type="float" office:value="95016">
                <text:p>95016</text:p>
              </table:table-cell>
              <table:table-cell office:value-type="float" office:value="100000">
                <text:p>100000</text:p>
              </table:table-cell>
              <table:table-cell office:value-type="float" office:value="105016">
                <text:p>105016</text:p>
              </table:table-cell>
              <table:table-cell office:value-type="float" office:value="110031">
                <text:p>110031</text:p>
              </table:table-cell>
              <table:table-cell office:value-type="float" office:value="115000">
                <text:p>115000</text:p>
              </table:table-cell>
              <table:table-cell office:value-type="float" office:value="120031">
                <text:p>120031</text:p>
              </table:table-cell>
              <table:table-cell office:value-type="float" office:value="125031">
                <text:p>125031</text:p>
              </table:table-cell>
              <table:table-cell office:value-type="float" office:value="130016">
                <text:p>130016</text:p>
              </table:table-cell>
              <table:table-cell office:value-type="float" office:value="135031">
                <text:p>135031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6">
                <text:p>160016</text:p>
              </table:table-cell>
              <table:table-cell office:value-type="float" office:value="165016">
                <text:p>165016</text:p>
              </table:table-cell>
              <table:table-cell office:value-type="float" office:value="170031">
                <text:p>170031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31">
                <text:p>190031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31">
                <text:p>205031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16">
                <text:p>220016</text:p>
              </table:table-cell>
              <table:table-cell office:value-type="float" office:value="225016">
                <text:p>225016</text:p>
              </table:table-cell>
              <table:table-cell office:value-type="float" office:value="230016">
                <text:p>230016</text:p>
              </table:table-cell>
              <table:table-cell office:value-type="float" office:value="235000">
                <text:p>235000</text:p>
              </table:table-cell>
              <table:table-cell office:value-type="float" office:value="240031">
                <text:p>240031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31">
                <text:p>255031</text:p>
              </table:table-cell>
              <table:table-cell office:value-type="float" office:value="260016">
                <text:p>260016</text:p>
              </table:table-cell>
              <table:table-cell office:value-type="float" office:value="265031">
                <text:p>265031</text:p>
              </table:table-cell>
              <table:table-cell office:value-type="float" office:value="270000">
                <text:p>270000</text:p>
              </table:table-cell>
              <table:table-cell office:value-type="float" office:value="275016">
                <text:p>275016</text:p>
              </table:table-cell>
              <table:table-cell office:value-type="float" office:value="280031">
                <text:p>280031</text:p>
              </table:table-cell>
              <table:table-cell office:value-type="float" office:value="285000">
                <text:p>285000</text:p>
              </table:table-cell>
              <table:table-cell office:value-type="float" office:value="290031">
                <text:p>290031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207.60600176364">
                <text:p>1207.6060017636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  <table:table-cell office:value-type="float" office:value="1126.08015526144">
                <text:p>1126.0801552614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